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555555" style:font-name="Helvetica Neue" fo:font-size="11.25pt" fo:letter-spacing="normal" fo:font-style="normal" fo:font-weight="normal"/>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Helvetica Neue" fo:font-size="11.25pt" fo:letter-spacing="normal" fo:font-style="normal" fo:font-weight="normal"/>
    </style:style>
    <style:style style:name="P3" style:family="paragraph" style:parent-style-name="Text_20_body">
      <style:text-properties fo:font-variant="normal" fo:text-transform="none" fo:color="#555555" style:font-name="Helvetica Neue" fo:font-size="11.25pt" fo:letter-spacing="normal" fo:font-style="normal" fo:font-weight="normal"/>
    </style:style>
    <style:style style:name="P4" style:family="paragraph" style:parent-style-name="Text_20_body">
      <style:text-properties fo:font-variant="normal" fo:text-transform="none" fo:color="#555555" style:font-name="Helvetica Neue" fo:font-size="11.25pt" fo:letter-spacing="normal" fo:font-style="normal" fo:font-weight="normal" officeooo:rsid="0024c1b5" officeooo:paragraph-rsid="0024c1b5"/>
    </style:style>
    <style:style style:name="P5" style:family="paragraph" style:parent-style-name="Text_20_body">
      <style:text-properties fo:font-variant="normal" fo:text-transform="none" fo:color="#555555" style:font-name="Helvetica Neue" fo:font-size="11.25pt" fo:letter-spacing="normal" fo:font-style="normal" fo:font-weight="bold" officeooo:rsid="0024c1b5" officeooo:paragraph-rsid="0024c1b5" style:font-weight-asian="bold" style:font-weight-complex="bold"/>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7" style:family="paragraph" style:parent-style-name="Text_20_body" style:list-style-name="L1">
      <style:paragraph-properties fo:margin-left="0cm" fo:margin-right="0cm" fo:margin-top="0cm" fo:margin-bottom="0cm" loext:contextual-spacing="false" style:line-height-at-least="0.397cm" fo:text-align="start" style:justify-single-word="false" fo:orphans="2" fo:widows="2" fo:text-indent="0cm" style:auto-text-indent="false" fo:padding="0cm" fo:border="none"/>
    </style:style>
    <style:style style:name="T1" style:family="text">
      <style:text-properties fo:font-variant="normal" fo:text-transform="none" fo:color="#555555" style:font-name="Helvetica Neue" fo:font-size="11.25pt" fo:letter-spacing="normal" fo:font-style="normal" fo:font-weight="normal"/>
    </style:style>
    <style:style style:name="T2" style:family="text">
      <style:text-properties fo:font-variant="normal" fo:text-transform="none" fo:color="#555555" style:font-name="Helvetica Neue" fo:font-size="11.25pt" fo:letter-spacing="normal" fo:font-style="normal" fo:font-weight="normal" fo:background-color="transparent" loext:char-shading-value="0" loext:padding="0cm" loext:border="none"/>
    </style:style>
    <style:style style:name="T3" style:family="text">
      <style:text-properties fo:font-variant="normal" fo:text-transform="none" fo:color="#555555" style:font-name="Helvetica Neue" fo:font-size="11.25pt" fo:letter-spacing="normal" fo:font-style="normal" fo:font-weight="bold" fo:background-color="transparent" loext:char-shading-value="0" loext:padding="0cm" loext:border="none"/>
    </style:style>
    <style:style style:name="T4" style:family="text">
      <style:text-properties fo:font-variant="normal" fo:text-transform="none" fo:color="#555555" fo:font-size="11.25pt" fo:letter-spacing="normal" fo:font-style="normal" fo:font-weight="normal" fo:background-color="#ffffff" loext:char-shading-value="0" loext:padding="0cm" loext:border="none"/>
    </style:style>
    <style:style style:name="T5" style:family="text">
      <style:text-properties fo:font-variant="normal" fo:text-transform="none" fo:color="#555555" fo:letter-spacing="normal"/>
    </style:style>
    <style:style style:name="T6" style:family="text">
      <style:text-properties fo:font-variant="normal" fo:text-transform="none" fo:color="#002d7a" style:font-name="inherit" fo:font-size="9pt" fo:letter-spacing="normal" fo:font-style="normal" fo:font-weight="bold" fo:background-color="transparent" loext:char-shading-value="0" loext:padding="0cm" loext:border="none"/>
    </style:style>
    <style:style style:name="T7" style:family="text">
      <style:text-properties style:font-name="Helvetica Neue" fo:background-color="transparent" loext:char-shading-value="0" loext:padding="0cm" loext:border="none"/>
    </style:style>
    <style:style style:name="T8" style:family="text">
      <style:text-properties fo:font-style="italic" fo:background-color="#ffffff" loext:char-shading-value="0" loext:padding="0cm" loext:border="none"/>
    </style:style>
    <style:style style:name="T9" style:family="text">
      <style:text-properties fo:background-color="#ffffff" loext:char-shading-value="0" loext:padding="0cm" loext: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histogram represents the distribution of colors in an image. It can be visualized as a graph (or plot) that gives a high-level intuition of the intensity (pixel value) distribution. We are going to assume a RGB color space in this example, so these pixel values will be in the range of 0 to 255. If you are working in a different color space, the pixel range may be different.</text:p>
      <text:p text:style-name="Text_20_body"><text:line-break/><text:span text:style-name="T1">When plotting the histogram, the X-axis serves as our “bins”. If we construct a histogram with 256 bins, then we are effectively counting the number of times each pixel value occurs. In contrast, if we use only 2 (equally spaced) bins, then we are counting the number of times a pixel is in the range </text:span><text:span text:style-name="Source_20_Text"><text:span text:style-name="T4">[0, 128)</text:span></text:span><text:span text:style-name="T5"> </text:span><text:span text:style-name="T1">or </text:span><text:span text:style-name="Source_20_Text"><text:span text:style-name="T4">[128, 255]</text:span></text:span><text:span text:style-name="T1">. The number of pixels binned to the X-axis value is then plotted on the Y-axis.</text:span></text:p>
      <text:p text:style-name="P1">Comparing the “similarity” of color histograms can be done using a distance metric. Common choices include: Euclidean, correlation, Chi-squared, intersection, and Bhattacharyya. In most cases, I tend to use the Chi-squared distance, but the choice is usually dependent on the image dataset being analyzed. No matter which distance metric you use, we’ll be using OpenCV to extract our color histograms.</text:p>
      <text:p text:style-name="P1"/>
      <text:p text:style-name="P1"><text:span text:style-name="Source_20_Text"><text:span text:style-name="T7">cv2.calcHist(images, channels, mask, histSize, ranges)</text:span></text:span></text:p>
      <text:list xml:id="list7480741843054615184" text:style-name="L1">
        <text:list-item>
          <text:p text:style-name="P6"><text:span text:style-name="Strong_20_Emphasis"><text:span text:style-name="T3">images:</text:span></text:span><text:span text:style-name="T1"> This is the image that we want to compute a histogram for. Wrap it as a list: </text:span><text:span text:style-name="Source_20_Text"><text:span text:style-name="T2">[myImage]</text:span></text:span><text:span text:style-name="T1">.</text:span></text:p>
        </text:list-item>
        <text:list-item>
          <text:p text:style-name="P6"><text:span text:style-name="Strong_20_Emphasis"><text:span text:style-name="T3">channels:</text:span></text:span><text:span text:style-name="T1"> A list of indexes, where we specify the index of the channel we want to compute a histogram for. To compute a histogram of a grayscale image, the list would be </text:span><text:span text:style-name="Source_20_Text"><text:span text:style-name="T2">[0]</text:span></text:span><text:span text:style-name="T1">. To compute a histogram for all three red, green, and blue channels, the channels list would be </text:span><text:span text:style-name="Source_20_Text"><text:span text:style-name="T2">[0, 1, 2]</text:span></text:span><text:span text:style-name="T1">.</text:span></text:p>
        </text:list-item>
        <text:list-item>
          <text:p text:style-name="P7"><text:span text:style-name="Strong_20_Emphasis"><text:span text:style-name="T3">mask:</text:span></text:span><text:span text:style-name="T1"> I haven’t covered masking yet in this blog yet, but essentially, a mask is a</text:span><text:bookmark text:name="crayon-5910bdfe268b5288668257"/><text:span text:style-name="T6">uint8</text:span><text:span text:style-name="T1">  image with the same shape as our original image, where pixels with a value of zero are ignored and pixels with a value greater than zero are included in the histogram computation. Using masks allow us to only compute a histogram for a particular region of an image. For now, we’ll just use a value of </text:span><text:span text:style-name="Source_20_Text"><text:span text:style-name="T2">None</text:span></text:span><text:span text:style-name="T1"> for the mask.</text:span></text:p>
        </text:list-item>
        <text:list-item>
          <text:p text:style-name="P6"><text:span text:style-name="Strong_20_Emphasis"><text:span text:style-name="T3">histSize:</text:span></text:span><text:span text:style-name="T1"> This is the number of bins we want to use when computing a histogram. Again, this is a list, one for each channel we are computing a histogram for. The bin sizes do not all have to be the same. Here is an example of 32 bins for each channel: </text:span><text:span text:style-name="Source_20_Text"><text:span text:style-name="T2">[32, 32, 32]</text:span></text:span><text:span text:style-name="T1">.</text:span></text:p>
        </text:list-item>
        <text:list-item>
          <text:p text:style-name="P6"><text:span text:style-name="Strong_20_Emphasis"><text:span text:style-name="T3">ranges:</text:span></text:span><text:span text:style-name="T1"> The range of possible pixel values. Normally, this is </text:span><text:span text:style-name="Source_20_Text"><text:span text:style-name="T2">[0, 256]</text:span></text:span><text:span text:style-name="T1"> for each channel, but if you are using a color space other than RGB (such as HSV), the ranges might be different.</text:span></text:p>
        </text:list-item>
      </text:list>
      <text:p text:style-name="P1"/>
      <text:p text:style-name="P1">Normally, we read this is a red, green, blue (RGB). However, OpenCV stores the image as a NumPy array in reverse order: BGR. This is important to note. We then initialize a tuple of strings representing the colors.</text:p>
      <text:p text:style-name="P1">color correlogram, can be used to encode a spatial relationship amongst pixels.</text:p>
      <text:p text:style-name="P1"/>
      <text:p text:style-name="P1"/>
      <text:p text:style-name="P1"><text:soft-page-break/></text:p>
      <text:p text:style-name="P1"><text:span text:style-name="T8">Content Based Image Retrieval (CBIR)</text:span> systems.</text:p>
      <text:p text:style-name="P5">Importance for Normalization of the images</text:p>
      <text:p text:style-name="P4">It’s important that we normalize the histogram in terms of pixel counts. If we used the raw (integer) pixel counts of an image, then shrunk it by 50% and described it again, we would have two different feature vectors for identical images. In most cases, you want to avoid this scenario. We obtain <text:span text:style-name="Emphasis"><text:span text:style-name="T9">scale invariance</text:span></text:span> by converting the raw integer pixel counts into real-valued percentages. For example, instead of saying bin #1 has 120 pixels in it, we would say bin #1 has 20% of all pixels in it. Again, by using the percentages of pixel counts rather than raw, integer pixel counts, we can assure that two identical images, differing only in size, will have (roughly) identical feature vectors.</text:p>
      <text:p text:style-name="P4"/>
      <text:p text:style-name="P5">Indexing of the Data Set</text:p>
      <text:p text:style-name="P4">Indexing is a task that is easily made parallel. If we had a four core machine, we could divide the work up between the four cores and speedup the indexing process. But since we only have 25 images, that’s pretty silly, especially given how fast it is to compute a histogram.</text:p>
      <text:p text:style-name="P4"/>
      <text:p text:style-name="P4">We’ll use <text:span text:style-name="Source_20_Text"><text:span text:style-name="T9">cPickle</text:span></text:span> to dump our index to d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3:41:25.117116054</meta:creation-date>
    <dc:date>2017-05-11T10:32:09.153609860</dc:date>
    <meta:editing-duration>PT2H1M43S</meta:editing-duration>
    <meta:editing-cycles>3</meta:editing-cycles>
    <meta:generator>LibreOffice/5.1.6.2$Linux_X86_64 LibreOffice_project/10m0$Build-2</meta:generator>
    <meta:document-statistic meta:table-count="0" meta:image-count="0" meta:object-count="0" meta:page-count="2" meta:paragraph-count="17" meta:word-count="698" meta:character-count="3897" meta:non-whitespace-character-count="3219"/>
  </office:meta>
</office:document-meta>
</file>